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94c6" officeooo:paragraph-rsid="001394c6"/>
    </style:style>
    <style:style style:name="P2" style:family="paragraph" style:parent-style-name="Standard">
      <style:text-properties fo:font-size="24pt" officeooo:rsid="001394c6" officeooo:paragraph-rsid="001394c6" style:font-size-asian="21pt" style:font-size-complex="24pt"/>
    </style:style>
    <style:style style:name="P3" style:family="paragraph" style:parent-style-name="Standard">
      <style:text-properties fo:font-size="24pt" officeooo:rsid="001394c6" officeooo:paragraph-rsid="00146c4a" style:font-size-asian="21pt" style:font-size-complex="24pt"/>
    </style:style>
    <style:style style:name="P4" style:family="paragraph" style:parent-style-name="Standard">
      <style:text-properties fo:font-size="24pt" officeooo:rsid="00146c4a" officeooo:paragraph-rsid="001394c6" style:font-size-asian="21pt" style:font-size-complex="24pt"/>
    </style:style>
    <style:style style:name="P5" style:family="paragraph" style:parent-style-name="Standard">
      <style:text-properties fo:font-size="24pt" officeooo:rsid="00146c4a" officeooo:paragraph-rsid="00146c4a" style:font-size-asian="21pt" style:font-size-complex="24pt"/>
    </style:style>
    <style:style style:name="P6" style:family="paragraph" style:parent-style-name="Standard">
      <style:text-properties fo:font-size="24pt" officeooo:rsid="00158b24" officeooo:paragraph-rsid="00158b24" style:font-size-asian="21pt" style:font-size-complex="24pt"/>
    </style:style>
    <style:style style:name="P7" style:family="paragraph" style:parent-style-name="Standard">
      <style:text-properties fo:font-size="24pt" officeooo:rsid="00171349" officeooo:paragraph-rsid="00171349" style:font-size-asian="21pt" style:font-size-complex="24pt"/>
    </style:style>
    <style:style style:name="P8" style:family="paragraph" style:parent-style-name="Standard">
      <style:text-properties fo:font-size="24pt" officeooo:rsid="0017352d" officeooo:paragraph-rsid="0017352d" style:font-size-asian="21pt" style:font-size-complex="24pt"/>
    </style:style>
    <style:style style:name="P9" style:family="paragraph" style:parent-style-name="Standard">
      <style:text-properties fo:font-size="36pt" officeooo:rsid="0017352d" officeooo:paragraph-rsid="0017352d" style:font-size-asian="36pt" style:font-size-complex="36pt"/>
    </style:style>
    <style:style style:name="P10" style:family="paragraph" style:parent-style-name="Standard">
      <style:text-properties fo:font-size="36pt" officeooo:rsid="00187fa1" officeooo:paragraph-rsid="00187fa1" style:font-size-asian="36pt" style:font-size-complex="36pt"/>
    </style:style>
    <style:style style:name="P11" style:family="paragraph" style:parent-style-name="Standard">
      <style:text-properties fo:font-size="36pt" officeooo:rsid="001aa6af" officeooo:paragraph-rsid="001aa6af" style:font-size-asian="36pt" style:font-size-complex="36pt"/>
    </style:style>
    <style:style style:name="P12" style:family="paragraph" style:parent-style-name="Standard">
      <style:text-properties fo:font-variant="normal" fo:text-transform="none" fo:color="#202124" style:font-name="Roboto" fo:font-size="24pt" fo:letter-spacing="normal" fo:font-style="normal" fo:font-weight="normal" officeooo:rsid="001394c6" officeooo:paragraph-rsid="001394c6" style:font-size-asian="24pt" style:font-size-complex="24pt"/>
    </style:style>
    <style:style style:name="P13" style:family="paragraph" style:parent-style-name="Standard">
      <style:text-properties fo:font-size="18pt" officeooo:rsid="001394c6" officeooo:paragraph-rsid="001394c6" style:font-size-asian="18pt" style:font-size-complex="18pt"/>
    </style:style>
    <style:style style:name="P14" style:family="paragraph" style:parent-style-name="Standard">
      <style:text-properties fo:font-size="18pt" officeooo:rsid="001b2cd6" officeooo:paragraph-rsid="001394c6" style:font-size-asian="18pt" style:font-size-complex="18pt"/>
    </style:style>
    <style:style style:name="P15" style:family="paragraph" style:parent-style-name="Standard">
      <style:text-properties fo:font-size="18pt" officeooo:rsid="001b2cd6" officeooo:paragraph-rsid="001b2cd6" style:font-size-asian="18pt" style:font-size-complex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officeooo:rsid="00146c4a"/>
    </style:style>
    <style:style style:name="T3" style:family="text">
      <style:text-properties officeooo:rsid="00158b24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officeooo:rsid="0017352d"/>
    </style:style>
    <style:style style:name="T6" style:family="text">
      <style:text-properties fo:font-variant="normal" fo:text-transform="none" fo:color="#202124" style:font-name="Roboto" fo:font-size="24pt" fo:letter-spacing="normal" fo:font-style="normal" fo:font-weight="normal" style:font-size-asian="24pt" style:font-size-complex="24pt"/>
    </style:style>
    <style:style style:name="T7" style:family="text">
      <style:text-properties fo:font-variant="normal" fo:text-transform="none" fo:color="#202124" style:font-name="Roboto" fo:font-size="24pt" fo:letter-spacing="normal" fo:font-style="normal" fo:font-weight="normal" officeooo:rsid="001394c6" style:font-size-asian="24pt" style:font-size-complex="24pt"/>
    </style:style>
    <style:style style:name="T8" style:family="text">
      <style:text-properties officeooo:rsid="001b2c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3">Rol : <text:span text:style-name="T8">İnsanın günlük hayatında edindiği kimliklerdir</text:span></text:p>
      <text:p text:style-name="P14"><text:s/>Örnek olarak :</text:p>
      <text:p text:style-name="P15">Mervan : o bir baba ( 1. rolü Baba)</text:p>
      <text:p text:style-name="P15"><text:s text:c="14"/>: o bir eş ( 2. rolü Eş)</text:p>
      <text:p text:style-name="P15"><text:s text:c="15"/>: o bir mühendis ( 3. rolü <text:s/>mühendis)</text:p>
      <text:p text:style-name="P15"/>
      <text:p text:style-name="P15"/>
      <text:p text:style-name="P15"/>
      <text:p text:style-name="P15">Rol : gün içinde yaptıkların değil gün içinde kim olduğundur.</text:p>
      <text:p text:style-name="P15">Yani <text:s/>“sen kimsin “ sorusunun cevabıdır.</text:p>
      <text:p text:style-name="P15"/>
      <text:p text:style-name="P15"><text:s text:c="8"/></text:p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***-************************************************************************<text:line-break/></text:p>
      <text:p text:style-name="P1"/>
      <text:p text:style-name="P2">KÜLTÜR (culture) <text:s text:c="2"/>( features of community or society)</text:p>
      <text:p text:style-name="P4"/>
      <text:p text:style-name="P2"/>
      <text:p text:style-name="P2">Kültür bir toplumun <text:span text:style-name="T2">maddi ve manevi </text:span></text:p>
      <text:p text:style-name="P2"/>
      <text:p text:style-name="P2"/>
      <text:p text:style-name="P3">KÜLTÜR (culture) <text:s text:c="2"/>( features of community or society)</text:p>
      <text:p text:style-name="P3"/>
      <text:p text:style-name="P5">Maddi: Para ile satın alabildiğin her şey </text:p>
      <text:p text:style-name="P5">( Bardak , telefon , kitap, kulaklık, <text:span text:style-name="T3">kalem ,laptop……..etc)</text:span></text:p>
      <text:p text:style-name="P6">(etc = vb =vs)</text:p>
      <text:p text:style-name="P5"/>
      <text:p text:style-name="P5">Manevi: Para ile asla satın alamayacağın her şey</text:p>
      <text:p text:style-name="P5"/>
      <text:p text:style-name="P6">(Anne, Baba , family , duygular, düşünceler, dil,Din )</text:p>
      <text:p text:style-name="P6"/>
      <text:p text:style-name="P6"/>
      <text:p text:style-name="P3"><text:span text:style-name="T4">Kültür</text:span> :bir toplumun <text:span text:style-name="T2">maddi ve manevi </text:span><text:span text:style-name="T3">özelliklerinin tamamına denir</text:span></text:p>
      <text:p text:style-name="P3"><text:soft-page-break/></text:p>
      <text:p text:style-name="P3"/>
      <text:p text:style-name="P6">Duygu: Emotions</text:p>
      <text:p text:style-name="P6">Düşünce: Thinking , thougts , opinion</text:p>
      <text:p text:style-name="P6"/>
      <text:p text:style-name="P7">Dil: Birbirimizle iletişim kurabilmek için , duygu ve düşüncelerimizi paylaşabilmek için dili kullanırız.</text:p>
      <text:p text:style-name="P7"/>
      <text:p text:style-name="P7"/>
      <text:p text:style-name="P8">Dil , Kültürü etkiler .</text:p>
      <text:p text:style-name="P8">( </text:p>
      <text:p text:style-name="P7"/>
      <text:p text:style-name="P7"/>
      <text:p text:style-name="P7"/>
      <text:p text:style-name="P7">Din <text:span text:style-name="T5">( Religion) : </text:span></text:p>
      <text:p text:style-name="P8">Din Kültürümüzü etkiler.</text:p>
      <text:p text:style-name="P8">( temizlik , yalan söylememek , dürüst olmak , hırszılık yapmamak ……..)</text:p>
      <text:p text:style-name="P8"/>
      <text:p text:style-name="P9">Tarih (history) : Bir milletin ortak mirasıdır ve Kültürü oluşturan en büyük parçalardandır.</text:p>
      <text:p text:style-name="P9"><text:soft-page-break/></text:p>
      <text:p text:style-name="P10">****Tarih , din ve dil Kültürü oluşturan en önemli parçalardandır.****</text:p>
      <text:p text:style-name="P10"/>
      <text:p text:style-name="P10"/>
      <text:p text:style-name="P10"/>
      <text:p text:style-name="P10"/>
      <text:p text:style-name="P11">Muhammed’in ödevi(sayfa,<text:span text:style-name="T6">16)</text:span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>Dil: Birbirimizle iletişim kurabilmek için , duygu ve düşüncelerimizi paylaşabilmek için dili kullanırız.</text:span></text:p>
      <text:p text:style-name="P2"/>
      <text:p text:style-name="P2"/>
      <text:p text:style-name="P2">Din : Toplumun yaşam ve düşünce biçimini değiştirir</text:p>
      <text:p text:style-name="P2"/>
      <text:p text:style-name="P12"><text:soft-page-break/>Tarih: Tarih sayesinde kültür bir miras olarak günümüze aktarılır.</text:p>
      <text:p text:style-name="Standard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7:52:54.657570483</meta:creation-date>
    <dc:date>2021-09-22T19:34:52.126577924</dc:date>
    <meta:editing-duration>PT7M42S</meta:editing-duration>
    <meta:editing-cycles>1</meta:editing-cycles>
    <meta:document-statistic meta:table-count="0" meta:image-count="0" meta:object-count="0" meta:page-count="5" meta:paragraph-count="33" meta:word-count="221" meta:character-count="1512" meta:non-whitespace-character-count="1272"/>
    <meta:generator>LibreOffice/6.4.7.2$Linux_X86_64 LibreOffice_project/40$Build-2</meta:generator>
  </office:meta>
</office:document-meta>
</file>